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4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5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6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7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8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9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10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11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12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13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14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15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16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17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18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19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20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21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22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  <style:text-properties fo:language="en" fo:country="US"/>
    </style:style>
    <style:style style:name="P23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  <style:text-properties fo:language="en" fo:country="US"/>
    </style:style>
    <style:style style:name="P24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  <style:text-properties fo:language="en" fo:country="US"/>
    </style:style>
    <style:style style:name="P25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26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27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28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29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30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31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32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33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  <style:style style:name="P34" style:parent-style-name="Standard" style:family="paragraph">
      <style:paragraph-properties fo:text-indent="-0.0104in">
        <style:tab-stops>
          <style:tab-stop style:type="left" style:position="4.0208in"/>
        </style:tab-stops>
      </style:paragraph-properties>
    </style:style>
  </office:automatic-styles>
  <office:body>
    <office:text text:use-soft-page-breaks="true">
      <text:p text:style-name="P1">DEFINITION/ASSOCIATION DES PIN DE LA ARDUINO</text:p>
      <text:p text:style-name="P2"/>
      <text:p text:style-name="Standard"/>
      <text:p text:style-name="Standard">définition : droite et gauche définis ici par rapport a l'avant du robot (le plus logique en somme)</text:p>
      <text:p text:style-name="Standard"/>
      <text:p text:style-name="P3">roue codeuse droite<text:s/><text:tab/>21</text:p>
      <text:p text:style-name="P4">roue codeuse<text:s/>gauche<text:tab/>18</text:p>
      <text:p text:style-name="P5"/>
      <text:p text:style-name="P6">capteur avant haut droit<text:tab/>A0</text:p>
      <text:p text:style-name="P7"><text:tab/>capteur avant haut gauche<text:tab/>A1</text:p>
      <text:p text:style-name="P8">capteur avant haut milieu<text:tab/>A2</text:p>
      <text:p text:style-name="P9">capteur arrière bas<text:tab/>A3</text:p>
      <text:p text:style-name="P10">capteur avant bas droit<text:tab/>A4</text:p>
      <text:p text:style-name="P11">capteur avant bas gauche<text:tab/>A6</text:p>
      <text:p text:style-name="P12">capteur avant bas<text:tab/>A5</text:p>
      <text:p text:style-name="P13"/>
      <text:p text:style-name="P14">capteur couleur<text:tab/>A7/52</text:p>
      <text:p text:style-name="P15">52 a mettre a valeur haute</text:p>
      <text:p text:style-name="P16"/>
      <text:p text:style-name="P17">servo (<text:s/>inutile ?? mais existe sur le circuit imprimé) <text:tab/>12</text:p>
      <text:p text:style-name="P18">servo porte gauche<text:tab/>11</text:p>
      <text:p text:style-name="P19">servo porte droite<text:tab/>10</text:p>
      <text:p text:style-name="P20">servo bras coude<text:tab/>9</text:p>
      <text:p text:style-name="P21">servo bras épaule<text:tab/>8</text:p>
      <text:p text:style-name="P22">servo motor droit<text:tab/>7</text:p>
      <text:p text:style-name="P23">servo motor gauche<text:tab/>6</text:p>
      <text:p text:style-name="P24"/>
      <text:p text:style-name="P25">pompe<text:tab/>5</text:p>
      <text:p text:style-name="P26"/>
      <text:p text:style-name="P27">signal jack<text:tab/>40/42</text:p>
      <text:p text:style-name="P28">40 a lire, 42 a mettre a HIGH</text:p>
      <text:p text:style-name="P29"/>
      <text:p text:style-name="P30">bouton poussoir (bras)<text:tab/>46/48</text:p>
      <text:p text:style-name="P31"><text:s/>46 a lire, 48 a mettre a HIGH</text:p>
      <text:p text:style-name="P32"/>
      <text:p text:style-name="P33">tapis roulant<text:tab/>2</text:p>
      <text:p text:style-name="P34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totix</meta:initial-creator>
    <dc:creator>Antoine</dc:creator>
    <meta:creation-date>2012-05-01T10:10:00Z</meta:creation-date>
    <dc:date>2012-05-13T15:39:00Z</dc:date>
    <meta:template xlink:href="Normal.dotm" xlink:type="simple"/>
    <meta:editing-cycles>1</meta:editing-cycles>
    <meta:editing-duration>PT28140S</meta:editing-duration>
    <meta:document-statistic meta:page-count="1" meta:paragraph-count="1" meta:word-count="116" meta:character-count="753" meta:row-count="5" meta:non-whitespace-character-count="638"/>
  </office:meta>
</office:document-meta>
</file>